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478e9"/>
    </style:style>
    <style:style style:name="P2" style:family="paragraph" style:parent-style-name="Standard">
      <style:text-properties officeooo:rsid="000478e9" officeooo:paragraph-rsid="000478e9"/>
    </style:style>
    <style:style style:name="P3" style:family="paragraph" style:parent-style-name="Standard">
      <style:text-properties officeooo:rsid="000478e9" officeooo:paragraph-rsid="00054925"/>
    </style:style>
    <style:style style:name="P4" style:family="paragraph" style:parent-style-name="Standard">
      <style:text-properties officeooo:rsid="000478e9" officeooo:paragraph-rsid="00063ad8"/>
    </style:style>
    <style:style style:name="P5" style:family="paragraph" style:parent-style-name="Standard">
      <style:paragraph-properties fo:text-align="center" style:justify-single-word="false"/>
      <style:text-properties officeooo:rsid="000478e9" officeooo:paragraph-rsid="000478e9"/>
    </style:style>
    <style:style style:name="P6" style:family="paragraph" style:parent-style-name="Standard">
      <style:text-properties officeooo:rsid="00063ad8" officeooo:paragraph-rsid="00063ad8"/>
    </style:style>
    <style:style style:name="P7" style:family="paragraph" style:parent-style-name="Standard">
      <style:text-properties officeooo:rsid="00081f24" officeooo:paragraph-rsid="00081f24"/>
    </style:style>
    <style:style style:name="P8" style:family="paragraph" style:parent-style-name="Standard">
      <style:text-properties officeooo:paragraph-rsid="000d486d"/>
    </style:style>
    <style:style style:name="P9" style:family="paragraph" style:parent-style-name="Standard">
      <style:text-properties officeooo:paragraph-rsid="000478e9"/>
    </style:style>
    <style:style style:name="P10" style:family="paragraph" style:parent-style-name="Standard">
      <style:text-properties officeooo:rsid="000478e9" officeooo:paragraph-rsid="000478e9"/>
    </style:style>
    <style:style style:name="T1" style:family="text">
      <style:text-properties officeooo:rsid="000478e9"/>
    </style:style>
    <style:style style:name="T2" style:family="text">
      <style:text-properties officeooo:rsid="00054925"/>
    </style:style>
    <style:style style:name="T3" style:family="text">
      <style:text-properties officeooo:rsid="00063ad8"/>
    </style:style>
    <style:style style:name="T4" style:family="text">
      <style:text-properties officeooo:rsid="0006b870"/>
    </style:style>
    <style:style style:name="T5" style:family="text">
      <style:text-properties fo:font-style="italic" officeooo:rsid="0006b870" style:font-style-asian="italic" style:font-style-complex="italic"/>
    </style:style>
    <style:style style:name="T6" style:family="text">
      <style:text-properties officeooo:rsid="00077a5c"/>
    </style:style>
    <style:style style:name="T7" style:family="text">
      <style:text-properties officeooo:rsid="000d48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ADERSHIP DOCUMENT</text:p>
      <text:p text:style-name="P1"/>
      <text:p text:style-name="P8"><text:span text:style-name="T1">Being a leader in the information party</text:span> is <text:span text:style-name="T3">a</text:span> rewarding challenge.<text:line-break/></text:p>
      <text:p text:style-name="P8">The challenges lie in the constant demands for transparency and influence from your area of responsibility, combined with the demands for results and accountability from those you report to. <text:s/>leadership in <text:span text:style-name="T1">the Information Party </text:span>is a social skill, rather than a management or technical skill. It is about making people feel secure in their roles.</text:p>
      <text:p text:style-name="P1"/>
      <text:p text:style-name="P1">Above all, we need to defend two things in all our actions:</text:p>
      <text:p text:style-name="P1"/>
      <text:p text:style-name="P2">1. The organization’s focus: Get the votes to control the swing in every race and use that control to force legislatures to pass our micro legislation designed to fix, piece by piece, the way our government system is legally allowed to operate.</text:p>
      <text:p text:style-name="P2"/>
      <text:p text:style-name="P2">2. <text:s/>The organization’s energy: There is a need for a constantly reinforced we-can-do-this sentiment.</text:p>
      <text:p text:style-name="P2"/>
      <text:p text:style-name="P2"/>
      <text:p text:style-name="P3">In order to sustain these two values, we who have taken on <text:span text:style-name="T2">o</text:span>fficers’ and leaders’ responsibility use the following means: Monkey see, monkey do</text:p>
      <text:p text:style-name="P2"/>
      <text:p text:style-name="P3">We are role models. We act just the way we want other people in the organization to act. One part of this is to always try to be positive. In all organizations, <text:span text:style-name="T2">t</text:span>he organization as a whole will copy its<text:line-break/>officers and leaders.<text:line-break/></text:p>
      <text:p text:style-name="P3">When we yell at somebody, we spread the culture of yelling at one another. When we advance and praise people for what <text:span text:style-name="T2">t</text:span>hey do, we spread the culture that people should advance and praise one another. Therefore, we do the latter.<text:line-break/><text:line-break/>It’s easy to take on an irritated tone of voice and use condescending language. We must avoid this by being aware of the risk and counteracting it. This goes especially for net-only communication, where important parts of communication such as body language, emphasis, and tone of voice just disappear, parts that would otherwise have reduced the experienced aggression in many comment fields.</text:p>
      <text:p text:style-name="P3"/>
      <text:p text:style-name="P3">Attitudes are highly contagious, so, therefore, we make sure to have a positive and understanding attitude. We spread love, trust, energy, and enthusiasm.</text:p>
      <text:p text:style-name="P3"/>
      <text:p text:style-name="P3">We make decisions. We have had decision-making authority delegated to us in some area of the organization, and we use it. We are not afraid of saying, “I make this decision,” because it is our express and explicit task to make decisions independently and then stand for them.</text:p>
      <text:p text:style-name="P3"/>
      <text:p text:style-name="P3">We react immediately against disrespect. Even if we have great tolerance for mistakes and bad judgment, we do not show tolerance when somebody shows disrespect toward his or her colleagues, toward other activists. Condescending argumentation or other forms of behavior used to suppress a co<text:span text:style-name="T2">-</text:span>activist is never accepted. When we see such behavior, we jump on it and mark it as unacceptable.</text:p>
      <text:p text:style-name="P3"/>
      <text:p text:style-name="P3">In our leadership roles, we have an important role in making sure that people feel secure in their roles, with no bullying accepted. If the bully continues despite having the behavior pointed out, he or she will be shut out from the area where he or she disrespects his or her peers, and if some friend <text:span text:style-name="T2">re-invites</text:span> him <text:soft-page-break/>or her back just for spite, we will probably shut off the friend, too. We have absolute-zero tolerance for disrespect or intentionally bad behavior against co-activists.</text:p>
      <text:p text:style-name="P3"/>
      <text:p text:style-name="P4">We speak from our own position. When we perceive somebody as being in the wrong, we never <text:span text:style-name="T3">react negatively </text:span>but start from our own thoughts, feelings, and reactions. </text:p>
      <text:p text:style-name="P4"/>
      <text:p text:style-name="P4">We communicate using the model “When you perform action X, I feel Y, since I perceive you think Z,” possibly with the addition “I had expected A or B.” An example: “When you give the entire budget to activism, I feel frustrated, as I feel you ignore our needs for IT operations. I had expected you to ask how much it costs to run our servers.” This creates a constructive dialogue instead of a confrontational one.</text:p>
      <text:p text:style-name="P4"/>
      <text:p text:style-name="P4">We stand for our opinions. We never say “Many people feel...” or try to hide behind some kind of quantity of people. Our opinions are always and only our own, and we stand for them. The one exception is when we represent an organization in a protocolled decision.</text:p>
      <text:p text:style-name="P4"/>
      <text:p text:style-name="P4">Administration is a support and never a purpose.<text:line-break/></text:p>
      <text:p text:style-name="P4">We try to keep administrative weight and actions to a minimum, and instead prioritize activism. It is incredibly easy to get stuck in a continuously self-reinforcing bureaucratic structure, and every formal action or process needs to be regularly questioned to evaluate how it helps activism and shaping the public opinion.</text:p>
      <text:p text:style-name="P4"/>
      <text:p text:style-name="P4">We build social connections. We meet, and we make others meet. Social connections — that people meet, eat, and have beer or coffee with each other — are what make the <text:span text:style-name="T3">Information Party</text:span> into an organization.</text:p>
      <text:p text:style-name="P4"/>
      <text:p text:style-name="P4">We develop our colleagues. We help everybody develop and improve, both as activists and leaders. Nobody is born with leadership; it is an acquired skill. We help each other develop our skills, even in our roles as officers and leaders.</text:p>
      <text:p text:style-name="P4"/>
      <text:p text:style-name="P7">We subscribe to the consensus circle as our primary final decision making tool as voting lends it self to people feeling like winners and looser. All involved in making the decision has veto power over the topic at hand and if the solution presented after hearing what everyone has to say is vetoed it is no longer discussed until the next day.</text:p>
      <text:p text:style-name="P4"/>
      <text:p text:style-name="P4"><text:span text:style-name="T3">A</text:span>ll leaders and decision makers in the <text:span text:style-name="T3">Information Party </text:span>should <text:span text:style-name="T3">always be actively learning how to be a better leader for our style of organization.</text:span></text:p>
      <text:p text:style-name="P4"/>
      <text:p text:style-name="P6">Recommended <text:span text:style-name="T6">learning </text:span>for every leader:</text:p>
      <text:p text:style-name="P4"><text:span text:style-name="T3">- </text:span>fifty-five-minute video “How to protect your open source project from poisonous people.” </text:p>
      <text:p text:style-name="P4"><text:tab/>On the surface, it is about a technical project, but the focus is on courses of action when events <text:tab/>pop up that disturb the focus or energy in a volunteer community. It is very applicable to our <text:tab/>organization, too.<text:line-break/><text:span text:style-name="T4">- book </text:span><text:span text:style-name="T5">Swarmwise – The tactical manual to changing the world</text:span></text:p>
      <text:p text:style-name="P4"/>
      <text:p text:style-name="P4">This is a <text:span text:style-name="T3">live</text:span> document that is being updated as we go. It cannot be used to beat somebody over the head because a certain part can be read a certain way: the important thing is the spirit and not the le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Sewell</meta:initial-creator>
    <meta:creation-date>2017-11-30T23:09:58.941000000</meta:creation-date>
    <dc:date>2017-12-20T14:39:48.247000000</dc:date>
    <dc:creator>Steven Sewell</dc:creator>
    <meta:editing-duration>PT2H23M46S</meta:editing-duration>
    <meta:editing-cycles>6</meta:editing-cycles>
    <meta:generator>LibreOffice/5.2.3.3$Windows_x86 LibreOffice_project/d54a8868f08a7b39642414cf2c8ef2f228f780cf</meta:generator>
    <meta:document-statistic meta:table-count="0" meta:image-count="0" meta:object-count="0" meta:page-count="2" meta:paragraph-count="26" meta:word-count="1003" meta:character-count="5889" meta:non-whitespace-character-count="4897"/>
  </office:meta>
</office:document-meta>
</file>